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5000003170990B2619EDCE4FF.png" manifest:media-type="image/png"/>
  <manifest:file-entry manifest:full-path="Pictures/100002010000022D000001F9FBEFAC356776C9C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770-Deco" svg:font-family="A770-Dec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gradient" draw:fill-gradient-name="gradient" draw:gradient-step-count="64" draw:textarea-horizontal-align="justify" draw:textarea-vertical-align="middle" draw:auto-grow-height="false" fo:min-height="1.736cm" fo:min-width="3.886cm" draw:shadow="visible"/>
    </style:style>
    <style:style style:name="gr3" style:family="graphic" style:parent-style-name="standard">
      <style:graphic-properties draw:stroke="none" draw:fill="gradient" draw:fill-gradient-name="Gradient_20_3" draw:gradient-step-count="64" draw:textarea-horizontal-align="justify" draw:textarea-vertical-align="middle" draw:auto-grow-height="false" fo:min-height="1.736cm" fo:min-width="3.986cm" draw:shadow="visib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gradient" draw:gradient-step-count="64"/>
      <style:paragraph-properties fo:text-align="center"/>
      <style:text-properties style:font-name="A770-Deco" fo:font-size="40pt" style:font-size-asian="18pt" style:font-size-complex="18pt"/>
    </style:style>
    <style:style style:name="P4" style:family="paragraph">
      <loext:graphic-properties draw:fill="gradient" draw:fill-gradient-name="Gradient_20_3" draw:gradient-step-count="64"/>
      <style:paragraph-properties fo:text-align="center"/>
      <style:text-properties style:font-name="A770-Deco" fo:font-size="40pt" style:font-size-asian="18pt" style:font-size-complex="18pt"/>
    </style:style>
    <style:style style:name="T1" style:family="text">
      <style:text-properties style:font-name="A770-Deco" fo:font-size="4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cm" svg:height="9.296cm" svg:x="3.6cm" svg:y="4.004cm">
          <draw:image xlink:href="Pictures/100002010000022D000001F9FBEFAC356776C9C1.png" xlink:type="simple" xlink:show="embed" xlink:actuate="onLoad">
            <text:p/>
          </draw:image>
        </draw:frame>
        <draw:custom-shape draw:style-name="gr2" draw:text-style-name="P3" draw:layer="layout" svg:width="4.6cm" svg:height="2.2cm" svg:x="4.4cm" svg:y="7.496cm">
          <text:p text:style-name="P2"><text:span text:style-name="T1">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7cm" svg:height="2.2cm" svg:x="9cm" svg:y="7.496cm">
          <text:p text:style-name="P2"><text:span text:style-name="T1"><text:s/></text:span><text:span text:style-name="T1">OFF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865cm" svg:height="14.459cm" svg:x="7.2cm" svg:y="9.241cm">
          <draw:image xlink:href="Pictures/10000201000001E5000003170990B2619EDCE4F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770-Deco" svg:font-family="A770-Dec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radial" draw:cx="0%" draw:cy="0%" draw:start-color="#ef2929" draw:end-color="#a40000" draw:start-intensity="100%" draw:end-intensity="100%" draw:border="0%"/>
    <draw:gradient draw:name="gradient" draw:style="radial" draw:cx="0%" draw:cy="0%" draw:start-color="#8ae234" draw:end-color="#4e9a06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8T11:04:36.512041196</meta:creation-date>
    <dc:date>2020-03-06T07:59:32.298780222</dc:date>
    <meta:editing-duration>PT31M21S</meta:editing-duration>
    <meta:editing-cycles>5</meta:editing-cycles>
    <meta:generator>LibreOffice/6.0.2.1$Linux_X86_64 LibreOffice_project/00m0$Build-1</meta:generator>
    <meta:document-statistic meta:object-count="4"/>
  </office:meta>
</office:document-meta>
</file>